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officeooo:rsid="00071b23" officeooo:paragraph-rsid="00071b23" style:font-size-asian="21pt" style:font-size-complex="24pt"/>
    </style:style>
    <style:style style:name="P3" style:family="paragraph" style:parent-style-name="Standard">
      <style:text-properties fo:font-size="14pt" officeooo:rsid="00071b23" officeooo:paragraph-rsid="00071b23" style:font-size-asian="12.25pt" style:font-size-complex="14pt"/>
    </style:style>
    <style:style style:name="P4" style:family="paragraph" style:parent-style-name="Standard">
      <style:text-properties fo:font-size="14pt" officeooo:rsid="00072dcf" officeooo:paragraph-rsid="00072dcf" style:font-size-asian="12.25pt" style:font-size-complex="14pt"/>
    </style:style>
    <style:style style:name="P5" style:family="paragraph" style:parent-style-name="Standard">
      <style:text-properties fo:font-size="14pt" officeooo:rsid="00072dcf" officeooo:paragraph-rsid="00091e5f" style:font-size-asian="12.25pt" style:font-size-complex="14pt"/>
    </style:style>
    <style:style style:name="T1" style:family="text">
      <style:text-properties officeooo:rsid="00071b23"/>
    </style:style>
    <style:style style:name="T2" style:family="text">
      <style:text-properties officeooo:rsid="00072dcf"/>
    </style:style>
    <style:style style:name="T3" style:family="text">
      <style:text-properties officeooo:rsid="00091e5f"/>
    </style:style>
    <style:style style:name="T4" style:family="text">
      <style:text-properties style:text-position="super 58%" officeooo:rsid="00091e5f"/>
    </style:style>
    <style:style style:name="T5" style:family="text">
      <style:text-properties officeooo:rsid="00094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tab/><text:tab/><text:tab/><text:tab/> <text:s/><text:span text:style-name="T1">CSE-222</text:span></text:p>
      <text:p text:style-name="P1"><text:tab/><text:tab/><text:tab/><text:span text:style-name="T1">HOMEWORK-6 REPORT</text:span></text:p>
      <text:p text:style-name="P1"/>
      <text:p text:style-name="P1"/>
      <text:p text:style-name="P2"/>
      <text:p text:style-name="P2">NAME: ATAKAN KURT</text:p>
      <text:p text:style-name="P2">STUDENT #: 20010400404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oft-page-break/>PART 1-)</text:p>
      <text:p text:style-name="P3"><text:tab/>In this problem I searched the internet what is regex. After learning about regex I first made it lower case than used ‘replaceAll’ method and get the desired output. One problem I had was when using ‘replaceAll’ method it wasn’t manipulating the original string. It was returning new string.</text:p>
      <text:p text:style-name="P3"/>
      <text:p text:style-name="P3">PART 2-)</text:p>
      <text:p text:style-name="P3"><text:tab/>First I designed the desired custom map structure. Than wrote the info class. Implemented push method in the info class. Made dynamic array when implementing this. Implemented toString method to use it when displaying.</text:p>
      <text:p text:style-name="P3"><text:tab/>In myMap <text:span text:style-name="T2">I implemented buildMap function it uses the convertString method and gets preprocessed String and splits it and gets words array. After that it iterates every word every letter. And puts in to map according to occurences in the word and updates map.</text:span></text:p>
      <text:p text:style-name="P3"><text:tab/><text:span text:style-name="T2">At the end I implemented display methods that iterates thorugh map and prints key value pairs.</text:span></text:p>
      <text:p text:style-name="P3"/>
      <text:p text:style-name="P4">PART 3-)</text:p>
      <text:p text:style-name="P4"><text:tab/>In merge sort method I only used original map and sorted map variables. First I implemented merging function. In this to iterate thorugh in the map with indexes I initilized an list of maps key for left and right part. I hold 2 variables to store indexes and one for number of operations. When merging I checked for 4 conditions. </text:p>
      <text:p text:style-name="P4"><text:tab/>First if leftIndex equals left map size (means the left part is completely added to output map) we add the right map element.</text:p>
      <text:p text:style-name="P4"><text:tab/>Second is the same implementation of first condition but for right map.</text:p>
      <text:p text:style-name="P5"><text:tab/>Third If the left element item smaller than or equal to (<text:span text:style-name="T3">because </text:span>they should be listed in the input order<text:span text:style-name="T3">) </text:span>right element item we put the left element to our output map.</text:p>
      <text:p text:style-name="P4"><text:tab/>Fourt <text:span text:style-name="T3">is the otherwise for our 3</text:span><text:span text:style-name="T4">rd</text:span><text:span text:style-name="T3"> condition.</text:span></text:p>
      <text:p text:style-name="P4"/>
      <text:p text:style-name="P4"><text:tab/><text:span text:style-name="T5">Next I implemented the dividing and conquiring part. I created 2 new map and divided the parent map and store it as left and right part. Because we are dividing it from left to right first I recursively got in from left than right. After dividing it to smallest piece (1 element) started to merging it left and right by comparing and sorting it. </text:span></text:p>
      <text:p text:style-name="P4"/>
      <text:p text:style-name="P4"><text:tab/><text:span text:style-name="T5">Lastly I wrote mergeSort method to pass parameter of original map and initilized the sorted to sorted ma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22:33:17.210725119</meta:creation-date>
    <meta:generator>LibreOffice/7.3.7.2$Linux_X86_64 LibreOffice_project/30$Build-2</meta:generator>
    <dc:date>2023-05-09T22:59:29.130740310</dc:date>
    <meta:editing-duration>PT4M35S</meta:editing-duration>
    <meta:editing-cycles>2</meta:editing-cycles>
    <meta:document-statistic meta:table-count="0" meta:image-count="0" meta:object-count="0" meta:page-count="2" meta:paragraph-count="18" meta:word-count="375" meta:character-count="2162" meta:non-whitespace-character-count="1782"/>
  </office:meta>
</office:document-meta>
</file>